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PSLab_bom_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4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5%~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 C43 C8 C1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onn_01x0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onn_01x02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onn_01x0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Vs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Conn_01x0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Pin_Header_Angled_1x06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0.5%~1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L082</text:p>
          </table:table-cell>
          <table:table-cell office:value-type="string" calcext:value-type="string">
            <text:p>TL08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table:formula="of:=COUNT([.A2:.A45]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2]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table:formula="of:=SUM([.H2:.H15])+SUM([.H25:.H4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table:formula="of:=SUM([.H16:.H2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5]+[.C56]" office:value-type="float" office:value="134" calcext:value-type="float">
            <text:p>134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3:15:40.724887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13:26:01.654290037</dc:date>
    <meta:editing-duration>PT13M37S</meta:editing-duration>
    <meta:editing-cycles>4</meta:editing-cycles>
    <meta:generator>LibreOffice/5.1.6.2$Linux_X86_64 LibreOffice_project/10m0$Build-2</meta:generator>
    <meta:document-statistic meta:table-count="1" meta:cell-count="338" meta:object-count="0"/>
  </office:meta>
</office:document-meta>
</file>